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.0972in" loext:contextual-spacing="false" fo:text-align="start" style:justify-single-word="false" fo:orphans="2" fo:widows="2" fo:text-indent="0in" style:auto-text-indent="false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2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  <style:text-properties fo:font-variant="normal" fo:text-transform="none" fo:color="#212529" style:font-name="SFMono-Regular" fo:font-size="9.75pt" fo:letter-spacing="normal" fo:font-style="normal" fo:font-weight="normal"/>
    </style:style>
    <style:style style:name="P3" style:family="paragraph" style:parent-style-name="Preformatted_20_Text">
      <style:paragraph-properties fo:margin-top="0in" fo:margin-bottom="0.0972in" loext:contextual-spacing="false" fo:text-align="start" style:justify-single-word="false" fo:orphans="2" fo:widows="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yui_3_17_2_1_1665654649747_116"/>Lifeguards</text:p>
      <text:p text:style-name="P2">==========</text:p>
      <text:p text:style-name="P3"/>
      <text:p text:style-name="P2">Farmer John has opened a swimming pool for his cows, figuring it will </text:p>
      <text:p text:style-name="P2">help them relax and produce more milk.</text:p>
      <text:p text:style-name="P3"/>
      <text:p text:style-name="P2">To ensure safety, he hires N cows as lifeguards, each of which has a </text:p>
      <text:p text:style-name="P2">shift that covers some contiguous interval of time during the day. </text:p>
      <text:p text:style-name="P2">For simplicity, the pool is open from time t=0 until time t=1000 on a </text:p>
      <text:p text:style-name="P2">daily basis, so each shift can be described by two integers, giving </text:p>
      <text:p text:style-name="P2">the time at which a cow starts and ends her shift. For example, a </text:p>
      <text:p text:style-name="P2">lifeguard starting at time t=4 and ending at time t=7 covers three </text:p>
      <text:p text:style-name="P2">units of time (note that the endpoints are "points" in time).</text:p>
      <text:p text:style-name="P3"/>
      <text:p text:style-name="P2">Unfortunately, Farmer John hired 1 more lifeguard than he has the </text:p>
      <text:p text:style-name="P2">funds to support. Given that he must fire exactly one lifeguard, what </text:p>
      <text:p text:style-name="P2">is the maximum amount of time that can still be covered by the shifts </text:p>
      <text:p text:style-name="P2">of the remaining lifeguards? An interval of time is covered if at </text:p>
      <text:p text:style-name="P2">least one lifeguard is present.</text:p>
      <text:p text:style-name="P3"/>
      <text:p text:style-name="P2">PROBLEM NAME: lifeguards</text:p>
      <text:p text:style-name="P3"/>
      <text:p text:style-name="P2">INPUT FORMAT:</text:p>
      <text:p text:style-name="P3"/>
      <text:p text:style-name="P2">The first line of input contains N (1 &lt;= N &lt;= 100). Each of the next </text:p>
      <text:p text:style-name="P2">N lines describes a lifeguard in terms of two integers in the range </text:p>
      <text:p text:style-name="P2">0...1000, giving the starting and ending point of a lifeguard's </text:p>
      <text:p text:style-name="P2">shift. All such endpoints are distinct. Shifts of different </text:p>
      <text:p text:style-name="P2">lifeguards might overlap.</text:p>
      <text:p text:style-name="P3"/>
      <text:p text:style-name="P2">OUTPUT FORMAT:</text:p>
      <text:p text:style-name="P3"/>
      <text:p text:style-name="P2">Please write a single number, giving the maximum amount of time that </text:p>
      <text:p text:style-name="P2">can still be covered if Farmer John fires 1 lifeguard.</text:p>
      <text:p text:style-name="P3"/>
      <text:p text:style-name="P2">SAMPLE INPUT:</text:p>
      <text:p text:style-name="P3"/>
      <text:p text:style-name="P2"><text:soft-page-break/>3</text:p>
      <text:p text:style-name="P2">5 9</text:p>
      <text:p text:style-name="P2">1 4</text:p>
      <text:p text:style-name="P2">3 7</text:p>
      <text:p text:style-name="P3"/>
      <text:p text:style-name="P2">SAMPLE OUTPUT:</text:p>
      <text:p text:style-name="P3"/>
      <text:p text:style-name="P2">7</text:p>
      <text:p text:style-name="P3"/>
      <text:p text:style-name="P2">Problem credits: Brian Dean 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FMono-Regular" svg:font-family="SFMono-Regular, Menlo, Monaco, Consolas, 'Liberation Mono', 'Courier New', monospac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13T02:51:01.078000000</meta:creation-date>
    <dc:date>2022-10-13T02:51:17.646000000</dc:date>
    <meta:editing-duration>PT16S</meta:editing-duration>
    <meta:editing-cycles>1</meta:editing-cycles>
    <meta:document-statistic meta:table-count="0" meta:image-count="0" meta:object-count="0" meta:page-count="2" meta:paragraph-count="34" meta:word-count="260" meta:character-count="1425" meta:non-whitespace-character-count="1182"/>
    <meta:generator>LibreOffice/5.4.6.2$Windows_X86_64 LibreOffice_project/4014ce260a04f1026ba855d3b8d91541c224eab8</meta:generator>
  </office:meta>
</office:document-meta>
</file>